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8ba2b"/>
    </style:style>
    <style:style style:name="P2" style:family="paragraph" style:parent-style-name="Text_20_body">
      <style:text-properties officeooo:paragraph-rsid="001c0ea7"/>
    </style:style>
    <style:style style:name="P3" style:family="paragraph" style:parent-style-name="Text_20_body">
      <style:text-properties fo:font-size="12pt" fo:font-weight="normal" officeooo:paragraph-rsid="00172b93"/>
    </style:style>
    <style:style style:name="P4" style:family="paragraph" style:parent-style-name="Text_20_body">
      <style:text-properties fo:font-size="12pt" fo:font-weight="normal" officeooo:rsid="002356b3" officeooo:paragraph-rsid="00255f7f"/>
    </style:style>
    <style:style style:name="P5" style:family="paragraph" style:parent-style-name="Text_20_body">
      <style:text-properties fo:font-size="12pt" fo:font-weight="normal" officeooo:rsid="002356b3" officeooo:paragraph-rsid="0026f51c"/>
    </style:style>
    <style:style style:name="P6" style:family="paragraph" style:parent-style-name="Text_20_body">
      <style:text-properties fo:font-size="12pt" fo:font-weight="normal" officeooo:paragraph-rsid="002356b3"/>
    </style:style>
    <style:style style:name="P7" style:family="paragraph" style:parent-style-name="Text_20_body">
      <style:text-properties fo:font-size="12pt" fo:font-weight="normal" officeooo:rsid="0023e5e9" officeooo:paragraph-rsid="0023e5e9"/>
    </style:style>
    <style:style style:name="P8" style:family="paragraph" style:parent-style-name="Text_20_body">
      <style:text-properties fo:font-size="12pt" fo:font-weight="normal" officeooo:paragraph-rsid="00255f7f"/>
    </style:style>
    <style:style style:name="P9" style:family="paragraph" style:parent-style-name="Text_20_body">
      <style:text-properties fo:font-size="12pt" fo:font-weight="normal" officeooo:rsid="0020aed3" officeooo:paragraph-rsid="0020aed3" style:font-size-asian="12pt" style:font-weight-asian="normal" style:font-size-complex="12pt" style:font-weight-complex="normal"/>
    </style:style>
    <style:style style:name="P10" style:family="paragraph" style:parent-style-name="Text_20_body">
      <style:text-properties fo:font-size="12pt" fo:font-weight="normal" officeooo:rsid="0020aed3" officeooo:paragraph-rsid="00172b93" style:font-size-asian="12pt" style:font-weight-asian="normal" style:font-size-complex="12pt" style:font-weight-complex="normal"/>
    </style:style>
    <style:style style:name="P11" style:family="paragraph" style:parent-style-name="Text_20_body">
      <style:text-properties fo:font-size="12pt" fo:font-weight="normal" officeooo:rsid="002356b3" officeooo:paragraph-rsid="002356b3" style:font-size-asian="12pt" style:font-weight-asian="normal" style:font-size-complex="12pt" style:font-weight-complex="normal"/>
    </style:style>
    <style:style style:name="P12" style:family="paragraph" style:parent-style-name="Text_20_body">
      <style:text-properties fo:font-size="15pt" fo:font-weight="bold" officeooo:rsid="001edac0" officeooo:paragraph-rsid="00172b93" style:font-size-asian="15pt" style:font-weight-asian="bold" style:font-size-complex="15pt" style:font-weight-complex="bold"/>
    </style:style>
    <style:style style:name="P13" style:family="paragraph" style:parent-style-name="Text_20_body">
      <style:text-properties fo:font-size="12pt" fo:font-weight="normal" officeooo:rsid="0023e5e9" officeooo:paragraph-rsid="0023e5e9" style:font-size-asian="12pt" style:font-weight-asian="normal" style:font-size-complex="12pt" style:font-weight-complex="normal"/>
    </style:style>
    <style:style style:name="P14" style:family="paragraph" style:parent-style-name="Text_20_body">
      <style:text-properties fo:font-size="12pt" fo:font-weight="normal" officeooo:rsid="00385817" officeooo:paragraph-rsid="00385817" style:font-size-asian="12pt" style:font-weight-asian="normal" style:font-size-complex="12pt" style:font-weight-complex="normal"/>
    </style:style>
    <style:style style:name="P15" style:family="paragraph" style:parent-style-name="Text_20_body">
      <style:text-properties fo:font-size="12pt" fo:font-weight="normal" officeooo:rsid="00385817" officeooo:paragraph-rsid="003c8e12"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officeooo:paragraph-rsid="0032d288"/>
    </style:style>
    <style:style style:name="P17" style:family="paragraph" style:parent-style-name="Standard">
      <style:text-properties officeooo:rsid="0030dc3c" officeooo:paragraph-rsid="0030dc3c"/>
    </style:style>
    <style:style style:name="T1" style:family="text">
      <style:text-properties officeooo:rsid="00172b93"/>
    </style:style>
    <style:style style:name="T2" style:family="text">
      <style:text-properties style:font-size-asian="12pt" style:font-weight-asian="normal" style:font-size-complex="12pt" style:font-weight-complex="normal"/>
    </style:style>
    <style:style style:name="T3" style:family="text">
      <style:text-properties officeooo:rsid="001edac0" style:font-size-asian="12pt" style:font-weight-asian="normal" style:font-size-complex="12pt" style:font-weight-complex="normal"/>
    </style:style>
    <style:style style:name="T4" style:family="text">
      <style:text-properties officeooo:rsid="0020aed3" style:font-size-asian="12pt" style:font-weight-asian="normal" style:font-size-complex="12pt" style:font-weight-complex="normal"/>
    </style:style>
    <style:style style:name="T5" style:family="text">
      <style:text-properties officeooo:rsid="0022555c" style:font-size-asian="12pt" style:font-weight-asian="normal" style:font-size-complex="12pt" style:font-weight-complex="normal"/>
    </style:style>
    <style:style style:name="T6" style:family="text">
      <style:text-properties officeooo:rsid="002356b3" style:font-size-asian="12pt" style:font-weight-asian="normal" style:font-size-complex="12pt" style:font-weight-complex="normal"/>
    </style:style>
    <style:style style:name="T7" style:family="text">
      <style:text-properties officeooo:rsid="0023e5e9" style:font-size-asian="12pt" style:font-weight-asian="normal" style:font-size-complex="12pt" style:font-weight-complex="normal"/>
    </style:style>
    <style:style style:name="T8" style:family="text">
      <style:text-properties officeooo:rsid="00255f7f" style:font-size-asian="12pt" style:font-weight-asian="normal" style:font-size-complex="12pt" style:font-weight-complex="normal"/>
    </style:style>
    <style:style style:name="T9" style:family="text">
      <style:text-properties officeooo:rsid="0026f51c" style:font-size-asian="12pt" style:font-weight-asian="normal" style:font-size-complex="12pt" style:font-weight-complex="normal"/>
    </style:style>
    <style:style style:name="T10" style:family="text">
      <style:text-properties officeooo:rsid="00274587" style:font-size-asian="12pt" style:font-weight-asian="normal" style:font-size-complex="12pt" style:font-weight-complex="normal"/>
    </style:style>
    <style:style style:name="T11" style:family="text">
      <style:text-properties officeooo:rsid="003881ff"/>
    </style:style>
    <style:style style:name="T12" style:family="text">
      <style:text-properties officeooo:rsid="0039035e"/>
    </style:style>
    <style:style style:name="T13" style:family="text">
      <style:text-properties officeooo:rsid="003c8e12"/>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step</text:h>
      <text:p text:style-name="P17"><text:tab/>Pierwotnie handel polegał na wymanie towarów. Żywność za żywność, przysługa za przysługę, przedmiot za przedmiot. Dopiero w 700 roku p.n.e wprowadzono pierwsze monety.</text:p>
      <text:p text:style-name="P17">Nadawały one wartość przedmiotu chodź były niewygodne ze wzgłedu na ciężar. XVII wieku pojawiły się w Chinach pierwsze piniądze papierowe. Od tego czasu możemy przechowywać je w swoich portfelach nie dźwigając zbędnych kilogramów ze sobą. Obecnie, najwiekszy procent ludzi posługuje się wersją elektornicznym trzymając swoje piniądze w bankach i płacąc za usułgę kartą. Nawet doczekaliśmy się kryptowaluty która ostatnio stała się rewolucją ze względu na niezależność od osób pośredniczących.</text:p>
      <text:p text:style-name="P16"><text:tab/><text:span text:style-name="T1">Obecna rewolucja waluty ma swoje zalety jak i wady. Nie potrzebujmy nosic przy sobie piniędzy, wystarczy nam karta. Dzielki niej szybciej dokonujemy platności. Kolejnym udogodnieniem są <text:s/>przelewy interentowe. Problem wydawania reszty znikna. Obecnie calego majatku w formie fizycznej nie trzeba trzymac w domwych sejfach, daje to wieksze poczucie bezpieczenstwa i brak stresu zwiazanego z napadem. Lecz kiedy fizcznie nie widzmy przed soba kupki papierowych banknotow ktorych da się dotknąć ,mozemy łatow stracić kontrele nad tym jak szybko je wydajemy. Prosto jest przyłożyć karte do terminala, ale trudniej jest wycigac banknot z portfela. Kiedy wyjmujemy pieniadze z sakiewki, widzimy jak w miare placenia za kolejne rzeczy jest ich coraz mniej, od razu czujemy strate z jaka wiaze sie wydatek. Skłania nas to do refleksji czy na pewno chcemy nabyc dany towar w danej cenie. <text:s text:c="68"/><text:tab/>Kiedy zaczelam zarabiac swoje pierwsze piniadze, a wyplaty zaczely przychodzic na konto bankowe, czesto moje oszczednosci znikaly szybciej niz sie tego spodziewalam. <text:s/>Pod koniec miesiąca nie mialam pojecia na co tak na prawde je wydalam. Obecnie banki daja mozliwosc wgladu na to na co wydalismy swoje piniądze w danym miesiacu. Nie przewiduja one jednak tego ze nie zawsze przecież mamy mozliwosc placenia karta i nie wszystko jestesmy wstanie zmonitorwać. Chcialam miec wieksza kontrole nad tym na co wydaje swoje ciezko zarobione piniadze. Ustawiać sobie wlasne limity i wdzieć kiedy zaczynam się zbliżać do nich. Aby w przyszlosci posiadać niezależność finansową i dojść do perfekcji w zarzadzaniu wlasnymi zasobami <text:s/>zdala od kredytów i długów. Jednym ze sposobów na radzenie sobię zbyt lekkomyślnym wydawaniem swojej pensji jest używanie gotówki zamiast kart kredytowych. Rezygnowanie w ten sposób z nowej technlogi i ich korzyści nie jest do końca idealnym rozwiązaniem. Doszłam do wniosku że lepszym sposobem bedzie zapisywanie własnych wydatków, zarówno tych elektronicznych jak i gotówkowych. Tak wlasnie postala inspiracja do napisania aplikacji internetowej która pozwoli mi zarządzać i kontrolować swoje finanse.<text:tab/> <text:s text:c="44"/><text:tab/>Celem mojej pracy dyplomowej jest aplikacja internetowa umożliwjająca zarządzanie budżetem domowym, program który umożliwi użytkownikom tworzenie włascnego konta gdzie będzie mogl wprowadzać swoje wydatki, dzięki tej wiedzy dostnanie on pelne statystki w postaci wykresow i tabelek ktore umozliwa im lepsza kontrole nad wlasnym rachunkiem. Beda mogli definiowac wlasne dziedziny na ktore wydaja swoja pensje, ustalac dla nich limity i widziec na ktora z nich wydaja najwiecej swoich oszczednosci. <text:s/>Dzieki wykresom urzytkownik bedzie mial wglad w przeszlosc i obserwacje swoich postepow. Podobne rozwiazania istnia juz, sa to jednak ponure tabelki w excelu nie zawierajace przyjemnej prezentacji graficznej, jak i wyzej wymienione kontach bankowe lecz one z koleji sa <text:s/>scisle uzaleznione od platnoscia karta i dziedzin ustalnych niezmiennie przez banki. Moja aplikcja bedzie niezalezna od tego. Ma ona gownie na celu pomoc </text:span><text:soft-page-break/><text:span text:style-name="T1">uzytkownikowi zaoszczedzic jak najwiecej piniedzy i pokazac jego postepy w przyjemnej dla oka formie.</text:span></text:p>
      <text:p text:style-name="P2"><text:s text:c="11"/></text:p>
      <text:p text:style-name="P1"/>
      <text:p text:style-name="P1"/>
      <text:p text:style-name="P12">Oszczedzanie i zarzadzanie wlasnymi wydatkami </text:p>
      <text:p text:style-name="P8"><text:span text:style-name="T2"><text:s text:c="2"/></text:span><text:span text:style-name="T8">Gównym sposobem oszczedzania i kontrolowania wydatków jest jakże prosty sposób i niezawodny mówiacy zapisuj wszystko to na wydajesz i ile.</text:span></text:p>
      <text:p text:style-name="P8"><text:span text:style-name="T8"><text:s/></text:span><text:span text:style-name="T3">Do ogarniecia wlasnych wydatkow </text:span><text:span text:style-name="T8">i</text:span><text:span text:style-name="T3"> zapisywaniu ich zainspirowala mnie ksiazka „finansowy ninija” napisana przez Michała Szafrańskiego. Dzieki wymienionych przez niego sposobow, wresznie zyskujemy kontrole nad wlasnymi wydatkami i </text:span><text:span text:style-name="T8">zaczynamy oszczędzać</text:span><text:span text:style-name="T3">. </text:span></text:p>
      <text:p text:style-name="P3"><text:span text:style-name="T3"><text:s text:c="4"/></text:span><text:span text:style-name="T8">Najgorzej jest</text:span><text:span text:style-name="T3"> doprowadzac do sytluacji gdzie wiecej </text:span><text:span text:style-name="T4">wydajmy</text:span><text:span text:style-name="T3"> niz zarabia</text:span><text:span text:style-name="T4">my, </text:span><text:span text:style-name="T8">zadłużamy się i żyjemy w niepewności od wypłaty do wypłaty.</text:span><text:span text:style-name="T3"> </text:span><text:span text:style-name="T4">Planowanie z wybrzedzeniem na co bedziemy wydawac w nastepnym miesiacu </text:span><text:span text:style-name="T8">i zapisywanie bierzach wydatków czymając sie ustalonego planu </text:span><text:span text:style-name="T4">pozwala </text:span><text:span text:style-name="T8">ośiągnąć kontrole nad własnym bezpieczenstwem finansowym</text:span><text:span text:style-name="T4">. </text:span></text:p>
      <text:p text:style-name="P8"><text:span text:style-name="T4"><text:tab/>Jednym z najskuteczniejszych sposobow proponowanych przez Michała </text:span><text:span text:style-name="T8">Szafrańskiego</text:span><text:span text:style-name="T5"> </text:span><text:span text:style-name="T8">który</text:span><text:span text:style-name="T5"> </text:span><text:span text:style-name="T8">stanowi głowną funkcjonalność dla mojej aplikacji</text:span><text:span text:style-name="T4"> jest dzelenie swoich wydatkow na dziedziny </text:span><text:span text:style-name="T5">w zaleznosci od swoich potrzeb, priotytetow i stylu życia</text:span><text:span text:style-name="T4"> np. </text:span><text:span text:style-name="T5">t</text:span><text:span text:style-name="T4">akie jak jedzenie, ruchunki, transport, wydatki nieregularne, niezaleznosc finsowa, ubrania, wakacje, przyjemnosci, rozwoj osobisty</text:span><text:span text:style-name="T8"> czy długi. </text:span><text:span text:style-name="T4">Dla kazdej z tych dziedzn ustalamy miesieczny procent </text:span><text:span text:style-name="T8">dochodów</text:span><text:span text:style-name="T4"> jaki chcemy przeznaczyc na kazda z </text:span><text:span text:style-name="T5">nich</text:span><text:span text:style-name="T4">. </text:span></text:p>
      <text:p text:style-name="P6"><text:span text:style-name="T4">P</text:span><text:span text:style-name="T6">rzyklad:</text:span></text:p>
      <text:p text:style-name="P9"><draw:frame draw:style-name="fr1" draw:name="Object1" text:anchor-type="paragraph" svg:x="-0.2283in" svg:y="0.1063in" svg:width="7.3063in" svg:height="0.822in" draw:z-index="0"><draw:object xlink:href="./Object 1" xlink:type="simple" xlink:show="embed" xlink:actuate="onLoad"/><draw:image xlink:href="./ObjectReplacements/Object 1" xlink:type="simple" xlink:show="embed" xlink:actuate="onLoad"/></draw:frame></text:p>
      <text:p text:style-name="P4"><text:span text:style-name="T8"><text:tab/>Jeśli posiadamy długi warto zacząć od nich i uwzględnić ję także jako istotną dziedzine. Gdyż gł</text:span><text:span text:style-name="T2">own</text:span><text:span text:style-name="T8">ą zaletą</text:span><text:span text:style-name="T2"> oszczedzania jest uzyskanie w przyszłości niezależnośći finansowej. </text:span><text:span text:style-name="T8">Dobrą</text:span><text:span text:style-name="T7"> opcja jest</text:span><text:span text:style-name="T2"> </text:span><text:span text:style-name="T9">też </text:span><text:span text:style-name="T2">zaczać od </text:span><text:span text:style-name="T8">prostego </text:span><text:span text:style-name="T2">celu </text:span><text:span text:style-name="T8">ktorym może być</text:span><text:span text:style-name="T2"> uzbiera</text:span><text:span text:style-name="T7">ni</text:span><text:span text:style-name="T8">e</text:span><text:span text:style-name="T2"> tyl</text:span><text:span text:style-name="T7">u</text:span><text:span text:style-name="T2"> piniędzy żeby moć przeżyć bez dochodów przez n</text:span><text:span text:style-name="T8">aprzyklad</text:span><text:span text:style-name="T2"> </text:span><text:span text:style-name="T8">r</text:span><text:span text:style-name="T2">ok </text:span><text:span text:style-name="T9">czy</text:span><text:span text:style-name="T8"> dw</text:span><text:span text:style-name="T9">a</text:span><text:span text:style-name="T8"> w zaleznosci od </text:span><text:span text:style-name="T9">naszych </text:span><text:span text:style-name="T8">priorytetow</text:span><text:span text:style-name="T2"> co daje nam poczucie bezpieczeństwa i niezależności.</text:span></text:p>
      <text:p text:style-name="P5"><text:span text:style-name="T2"><text:s/>Dlatego </text:span><text:span text:style-name="T9">w mojej tabelce pojawia sie </text:span><text:span text:style-name="T2">istotna dziedzin </text:span><text:span text:style-name="T9">związana z </text:span><text:span text:style-name="T2">oszczedności</text:span><text:span text:style-name="T9">aami</text:span><text:span text:style-name="T2"> „niezależność finansowa” </text:span><text:span text:style-name="T9">i na ten cel tam są gównie odkładane piniądze</text:span><text:span text:style-name="T2">, druga </text:span><text:span text:style-name="T9">dość ważną dziedziną są</text:span><text:span text:style-name="T2"> „wydatki nieregularne”, </text:span><text:span text:style-name="T9">czyli</text:span><text:span text:style-name="T2"> wydatki na rzeczy typu : ubezpieczenia, </text:span><text:span text:style-name="T9">wieksze zaupy czy</text:span><text:span text:style-name="T2"> nagle wypadki gdzie potrzebujemy pilnie wyciagnąc wieksza kwotę z konta. </text:span><text:span text:style-name="T9">Unikamy przez to pożyczek i wyciągania piniędzy z lokat gdyż jesteśmy przygotowani na czarną godzinę.</text:span></text:p>
      <text:p text:style-name="P5"><text:soft-page-break/><text:span text:style-name="T2"><text:s/>Inne dziedziny są w miare dowlne </text:span><text:span text:style-name="T9">i zależą od idywidualności osoby</text:span><text:span text:style-name="T2">, może być to nawet</text:span><text:span text:style-name="T9"> dziedzina</text:span><text:span text:style-name="T2"> „samochód” </text:span><text:span text:style-name="T7">jako cel kupienia sobie nowej zabawki. Warto nie zapominac o </text:span><text:span text:style-name="T9">ż</text:span><text:span text:style-name="T7">adnej </text:span><text:span text:style-name="T9">z</text:span><text:span text:style-name="T7"> dziedzin </text:span><text:span text:style-name="T9">naszego</text:span><text:span text:style-name="T7"> życia </text:span><text:span text:style-name="T9">takie</text:span><text:span text:style-name="T7"> jak </text:span><text:span text:style-name="T9">odpoczynek i </text:span><text:span text:style-name="T7">przeznaczenie troche oszczednosci na </text:span><text:span text:style-name="T9">wakacje</text:span><text:span text:style-name="T7"> czy wlasne zachcianki </text:span><text:span text:style-name="T9">w miare możliwości. </text:span><text:span text:style-name="T7">Dzięki te</text:span><text:span text:style-name="T10">kiemu zapisowi</text:span><text:span text:style-name="T7"> <text:s/>nie wydajemy</text:span><text:span text:style-name="T10"> z</text:span><text:span text:style-name="T7">byt duzo na rzeczy nam tak <text:s/>naprawde nie potrzebne. </text:span></text:p>
      <text:p text:style-name="P7"><text:span text:style-name="T2"><text:s text:c="4"/>Aplikcja Mobilna Buzet domowy da mozliwos uzytownikowi przestania korzystania z kartki papieru i nudnych tablek </text:span><text:span text:style-name="T10">do zapisów wydatków.</text:span><text:span text:style-name="T2"> </text:span><text:span text:style-name="T10">Zapewni</text:span><text:span text:style-name="T2"> w ten sposob </text:span><text:span text:style-name="T10">przyjemny i prosty w opsludze interface umozliwjacy notowanie swoich wydatkow i planownie ich jak w powyzszym przykladzie oraz oglądanie swoich wydatków na wykresach.</text:span></text:p>
      <text:p text:style-name="P13"/>
      <text:p text:style-name="P14">Dalszy plan rozwoju aplikacji.</text:p>
      <text:p text:style-name="P15">Aplikacja budżet domowy może być rozwijana pod wieloma względami. Zarządzanie finansami jest <text:s/>rozległym tematem. Można wprowadzić do niej inne pomocne techniki oszczędzania. <text:span text:style-name="T13">Naprzykład lista rzeczy do kupienia czy oszczeżenia gdy będziemy zbliżać się do jakiegoś limitu. </text:span>Jedn<text:span text:style-name="T11">ą</text:span> z funkcjonalności jak<text:span text:style-name="T11">iej</text:span> b<text:span text:style-name="T11">rakuje obecnie to</text:span> <text:span text:style-name="T11">dodatkowy</text:span> pane<text:span text:style-name="T11">l oszczedzania</text:span>. <text:span text:style-name="T11">Bedzie on pokazywał</text:span> statystyk<text:span text:style-name="T11">i</text:span> do podglądania bardziej szczegółowych postępów w oszczędzaniu. Aplikacja <text:span text:style-name="T11">w tym momencie </text:span>skupia się w gównej mierze na wydatkach. Użytkownicy <text:span text:style-name="T11">oprócz wydawnia również</text:span> <text:span text:style-name="T11">odkładają piniądze</text:span>. Maja zawsze w tym jakiś cel. Jedni zbieraja na samochód, drudzy na nową konsole a trzeci na czarną g<text:span text:style-name="T11">o</text:span>dzine. Użytkownik będzie <text:span text:style-name="T11">mógł</text:span> wprowadzać swoje cele i łąnczyć je z wybrana kategorią. Aplikacja będzie wyliczać użytkownikowi czas w jakim osiagnie swój cel. <text:span text:style-name="T11">Wykorzysta do tego wcześniejsze statystyki</text:span>. Dzięki język<text:span text:style-name="T11">owi</text:span> python po stronie <text:span text:style-name="T11">serwera</text:span> zostanie<text:span text:style-name="T11"> </text:span>wprowadzona sztuczna inteligencja. <text:span text:style-name="T11">Serwer</text:span> będzie <text:span text:style-name="T13">miał możliwość</text:span> ucz<text:span text:style-name="T13">enia się jak użytkownik planuje swoje wydatki oraz jak je potem wydaje</text:span>. Dzięki temu <text:span text:style-name="T13">robot</text:span> bedzie mogł proponować użytkownikowi nowe, <text:span text:style-name="T12">lepsze</text:span> rozwiązania i <text:span text:style-name="T13">podpowiadać</text:span> w planowaniu. <text:span text:style-name="T13">Dużą zaletą na przyłość będzie łanczenie sie aplikacji z bankami. Co usprawni wpisywanie wydatków. </text:span></text:p>
      <text:p text:style-name="P11"><text:s text:c="2"/></text:p>
      <text:p text:style-name="P10"/>
      <text:p text:style-name="P10"/>
      <text:p text:style-name="P1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22:43.456321410</meta:creation-date>
    <dc:date>2018-12-26T21:02:49.738888315</dc:date>
    <meta:editing-duration>PT4H20M13S</meta:editing-duration>
    <meta:editing-cycles>12</meta:editing-cycles>
    <meta:generator>LibreOffice/5.4.7.2$Linux_X86_64 LibreOffice_project/40$Build-2</meta:generator>
    <meta:document-statistic meta:table-count="0" meta:image-count="0" meta:object-count="1" meta:page-count="3" meta:paragraph-count="18" meta:word-count="1120" meta:character-count="8074" meta:non-whitespace-character-count="68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e5ca" fo:border="0.06pt solid #000000"/>
      <style:text-properties fo:color="#ce181e" fo:font-weight="bold" style:font-weight-asian="bold" style:font-weight-complex="bold"/>
    </style:style>
    <style:style style:name="ce2" style:family="table-cell" style:parent-style-name="Default">
      <style:table-cell-properties fo:background-color="#ffe5ca" fo:border="0.06pt solid #000000"/>
      <style:text-properties fo:font-weight="bold" style:font-weight-asian="bold" style:font-weight-complex="bold"/>
    </style:style>
    <style:style style:name="ce3" style:family="table-cell" style:parent-style-name="Default">
      <style:table-cell-properties fo:background-color="#ffe5ca" fo:border="0.06pt solid #000000"/>
      <style:text-properties fo:color="#000000" fo:font-weight="bold" style:font-weight-asian="bold" style:font-weight-complex="bold"/>
    </style:style>
    <style:style style:name="ce4"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4:57:25.38441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